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master-page-name="">
      <style:paragraph-properties style:page-number="auto"/>
      <style:text-properties fo:font-size="1pt" style:font-size-asian="1pt" style:font-size-complex="1pt"/>
    </style:style>
    <style:style style:name="P2" style:family="paragraph" style:parent-style-name="Základný_20_text_20__28_5_29_" style:master-page-name="PageStyle0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3" style:family="paragraph" style:parent-style-name="Základný_20_text_20__28_6_29_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4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5" style:family="paragraph" style:parent-style-name="Hlavička_20_alebo_20_päta">
      <style:paragraph-properties fo:margin-left="0cm" fo:margin-right="0cm" fo:line-height="150%" fo:text-align="start" style:justify-single-word="false" fo:text-indent="0cm" style:auto-text-indent="false"/>
    </style:style>
    <style:style style:name="P6" style:family="paragraph" style:parent-style-name="Hlavička_20_alebo_20_päta">
      <style:paragraph-properties fo:margin-left="0cm" fo:margin-right="0cm" fo:line-height="150%" fo:text-align="start" style:justify-single-word="false" fo:text-indent="0cm" style:auto-text-indent="false"/>
      <style:text-properties officeooo:paragraph-rsid="000978ee"/>
    </style:style>
    <style:style style:name="P7" style:family="paragraph" style:parent-style-name="Názov_20_obrázka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8" style:family="paragraph" style:parent-style-name="Názov_20_obrázka" style:master-page-name=""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0856dd"/>
    </style:style>
    <style:style style:name="P9" style:family="paragraph" style:parent-style-name="Názov_20_obrázka">
      <style:paragraph-properties fo:margin-left="0cm" fo:margin-right="0cm" fo:line-height="150%" fo:text-align="start" style:justify-single-word="false" fo:text-indent="0cm" style:auto-text-indent="false"/>
    </style:style>
    <style:style style:name="P10" style:family="paragraph" style:parent-style-name="Názov_20_obrázka">
      <style:paragraph-properties fo:margin-left="0cm" fo:margin-right="0cm" fo:line-height="150%" fo:text-align="start" style:justify-single-word="false" fo:text-indent="0cm" style:auto-text-indent="false"/>
      <style:text-properties officeooo:paragraph-rsid="000856dd"/>
    </style:style>
    <style:style style:name="P11" style:family="paragraph" style:parent-style-name="Názov_20_obrázka">
      <style:paragraph-properties fo:margin-left="0cm" fo:margin-right="0cm" fo:line-height="150%" fo:text-align="start" style:justify-single-word="false" fo:text-indent="0cm" style:auto-text-indent="false"/>
      <style:text-properties officeooo:paragraph-rsid="000978ee"/>
    </style:style>
    <style:style style:name="P12" style:family="paragraph" style:parent-style-name="Názov_20_obrázka">
      <style:paragraph-properties fo:margin-left="0cm" fo:margin-right="0cm" fo:line-height="150%" fo:text-align="start" style:justify-single-word="false" fo:text-indent="0cm" style:auto-text-indent="false"/>
      <style:text-properties officeooo:paragraph-rsid="000b15e1"/>
    </style:style>
    <style:style style:name="P13" style:family="paragraph" style:parent-style-name="Standard">
      <style:paragraph-properties fo:line-height="150%"/>
    </style:style>
    <style:style style:name="P14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15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0856dd"/>
    </style:style>
    <style:style style:name="P16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0978ee"/>
    </style:style>
    <style:style style:name="P17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0b15e1"/>
    </style:style>
    <style:style style:name="P18" style:family="paragraph" style:parent-style-name="Základný_20_text_20__28_2_29_">
      <style:paragraph-properties fo:margin-left="0cm" fo:margin-right="0cm" fo:line-height="150%" fo:text-align="start" style:justify-single-word="false" fo:text-indent="0cm" style:auto-text-indent="false"/>
    </style:style>
    <style:style style:name="P19" style:family="paragraph" style:parent-style-name="Základný_20_text_20__28_2_29_">
      <style:paragraph-properties fo:margin-left="0cm" fo:margin-right="0cm" fo:line-height="150%" fo:text-align="start" style:justify-single-word="false" fo:text-indent="0cm" style:auto-text-indent="false"/>
      <style:text-properties officeooo:paragraph-rsid="000856dd"/>
    </style:style>
    <style:style style:name="P20" style:family="paragraph" style:parent-style-name="Základný_20_text_20__28_2_29_">
      <style:paragraph-properties fo:margin-left="0cm" fo:margin-right="0cm" fo:line-height="150%" fo:text-align="start" style:justify-single-word="false" fo:text-indent="0cm" style:auto-text-indent="false"/>
      <style:text-properties officeooo:paragraph-rsid="000978ee"/>
    </style:style>
    <style:style style:name="P21" style:family="paragraph" style:parent-style-name="Základný_20_text_20__28_2_29_">
      <style:paragraph-properties fo:margin-left="0cm" fo:margin-right="0cm" fo:line-height="150%" fo:text-align="start" style:justify-single-word="false" fo:text-indent="0cm" style:auto-text-indent="false"/>
      <style:text-properties officeooo:paragraph-rsid="000b15e1"/>
    </style:style>
    <style:style style:name="P22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/>
    </style:style>
    <style:style style:name="P23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/>
      <style:text-properties officeooo:paragraph-rsid="000856dd"/>
    </style:style>
    <style:style style:name="P24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/>
      <style:text-properties officeooo:paragraph-rsid="000978ee"/>
    </style:style>
    <style:style style:name="P25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/>
      <style:text-properties officeooo:paragraph-rsid="000b15e1"/>
    </style:style>
    <style:style style:name="P26" style:family="paragraph" style:parent-style-name="Základný_20_text_20__28_2_29_">
      <style:paragraph-properties fo:margin-left="0cm" fo:margin-right="0cm" fo:line-height="150%" fo:text-align="start" style:justify-single-word="false" fo:text-indent="0.635cm" style:auto-text-indent="false"/>
      <style:text-properties officeooo:paragraph-rsid="000856dd"/>
    </style:style>
    <style:style style:name="P27" style:family="paragraph" style:parent-style-name="Základný_20_text_20__28_2_29_">
      <style:paragraph-properties fo:margin-left="0cm" fo:margin-right="0cm" fo:line-height="150%" fo:text-align="start" style:justify-single-word="false" fo:text-indent="0.635cm" style:auto-text-indent="false"/>
      <style:text-properties officeooo:paragraph-rsid="000978ee"/>
    </style:style>
    <style:style style:name="P28" style:family="paragraph" style:parent-style-name="Základný_20_text_20__28_2_29_">
      <style:paragraph-properties fo:margin-left="0cm" fo:margin-right="0cm" fo:line-height="150%" fo:text-align="start" style:justify-single-word="false" fo:text-indent="0.635cm" style:auto-text-indent="false"/>
      <style:text-properties officeooo:paragraph-rsid="000b15e1"/>
    </style:style>
    <style:style style:name="T1" style:family="text">
      <style:text-properties fo:color="#000000" style:font-name="Arial" fo:background-color="#80ffff" loext:char-shading-value="0"/>
    </style:style>
    <style:style style:name="T2" style:family="text">
      <style:text-properties fo:color="#000000" style:font-name="Arial" officeooo:rsid="000856dd" fo:background-color="#80ffff" loext:char-shading-value="0"/>
    </style:style>
    <style:style style:name="T3" style:family="text">
      <style:text-properties fo:color="#000000" style:font-name="Arial" officeooo:rsid="000978ee" fo:background-color="#80ffff" loext:char-shading-value="0"/>
    </style:style>
    <style:style style:name="T4" style:family="text">
      <style:text-properties fo:color="#000000" style:font-name="Arial" officeooo:rsid="000b15e1" fo:background-color="#80ffff" loext:char-shading-value="0"/>
    </style:style>
    <style:style style:name="T5" style:family="text">
      <style:text-properties style:font-name="Arial"/>
    </style:style>
    <style:style style:name="T6" style:family="text">
      <style:text-properties style:font-name="Arial" officeooo:rsid="000856dd"/>
    </style:style>
    <style:style style:name="T7" style:family="text">
      <style:text-properties style:font-name="Arial" officeooo:rsid="000978ee"/>
    </style:style>
    <style:style style:name="T8" style:family="text">
      <style:text-properties style:font-name="Arial" officeooo:rsid="000b15e1"/>
    </style:style>
    <style:style style:name="Sect1" style:family="section">
      <style:section-properties fo:margin-left="0.635cm" fo:margin-right="11.07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0">
        <text:p text:style-name="P2"><text:span text:style-name="CharStyle4"><text:span text:style-name="T5">M. R</text:span></text:span><text:span text:style-name="CharStyle4"><text:span text:style-name="T6">Á</text:span></text:span><text:span text:style-name="CharStyle4"><text:span text:style-name="T5">ZUSOVÁ-MARTÁKOV</text:span></text:span><text:span text:style-name="CharStyle4"><text:span text:style-name="T6">Á</text:span></text:span></text:p>
        <text:p text:style-name="P3"><text:span text:style-name="CharStyle6"><text:span text:style-name="T5">PIESEŇ </text:span></text:span><text:span text:style-name="CharStyle6"><text:span text:style-name="T1">O</text:span></text:span><text:span text:style-name="CharStyle6"><text:span text:style-name="T5"> VÁHU</text:span></text:span></text:p>
        <text:p text:style-name="P14"><text:span text:style-name="CharStyle9"><text:span text:style-name="T5"/></text:span></text:p>
        <text:p text:style-name="P4"><text:span text:style-name="CharStyle15"><text:span text:style-name="T5">1</text:span></text:span></text:p>
        <text:p text:style-name="P23"><text:span text:style-name="CharStyle8"><text:span text:style-name="T5">Ide pútnik zpod Kriváňa,</text:span></text:span></text:p>
        <text:p text:style-name="P26"><text:span text:style-name="CharStyle8"><text:span text:style-name="T5">potkýna sa na skalách.</text:span></text:span></text:p>
        <text:p text:style-name="P23"><text:span text:style-name="CharStyle8"><text:span text:style-name="T5">Chrbát, bôčky samá vlnka —</text:span></text:span></text:p>
        <text:p text:style-name="P26"><text:span text:style-name="CharStyle8"><text:span text:style-name="T5">tak si v lúčoch slnca žblnká</text:span></text:span></text:p>
        <text:p text:style-name="P26"><text:span text:style-name="CharStyle8"><text:span text:style-name="T5">rozihraný mladý Váh.</text:span></text:span></text:p>
        <text:p text:style-name="P7"><text:span text:style-name="CharStyle18"><text:span text:style-name="T5"/></text:span></text:p>
        <text:p text:style-name="P23"><text:span text:style-name="CharStyle8"><text:span text:style-name="T5">Ako dieťa samopašné</text:span></text:span></text:p>
        <text:p text:style-name="P26"><text:span text:style-name="CharStyle8"><text:span text:style-name="T5">naskáče sa dosýta,</text:span></text:span></text:p>
        <text:p text:style-name="P26"><text:span text:style-name="CharStyle8"><text:span text:style-name="T5">potom chv</text:span></text:span><text:span text:style-name="CharStyle8"><text:span text:style-name="T1">í</text:span></text:span><text:span text:style-name="CharStyle8"><text:span text:style-name="T2">ľ</text:span></text:span><text:span text:style-name="CharStyle8"><text:span text:style-name="T5">u ticho plynie</text:span></text:span></text:p>
        <text:p text:style-name="P26"><text:span text:style-name="CharStyle8"><text:span text:style-name="T5">a hneď nato po rovine,</text:span></text:span></text:p>
        <text:p text:style-name="P26"><text:span text:style-name="CharStyle8"><text:span text:style-name="T5">kde chce, mení korytá.</text:span></text:span></text:p>
        <text:p text:style-name="P22"><text:span text:style-name="CharStyle8"><text:span text:style-name="T5"/></text:span></text:p>
        <text:p text:style-name="P26"><text:span text:style-name="CharStyle8"><text:span text:style-name="T5">A jak behom dolu beží,</text:span></text:span></text:p>
        <text:p text:style-name="P26"><text:span text:style-name="CharStyle8"><text:span text:style-name="T5">rastie divo do krásy,</text:span></text:span></text:p>
        <text:p text:style-name="P26"><text:span text:style-name="CharStyle8"><text:span text:style-name="T5">skaly vá</text:span></text:span><text:span text:style-name="CharStyle8"><text:span text:style-name="T6">ľ</text:span></text:span><text:span text:style-name="CharStyle8"><text:span text:style-name="T1">a</text:span></text:span><text:span text:style-name="CharStyle8"><text:span text:style-name="T5">, brehy trhá,</text:span></text:span></text:p>
        <text:p text:style-name="P26"><text:span text:style-name="CharStyle8"><text:span text:style-name="T5">márnotratne silou mrhá:</text:span></text:span></text:p>
        <text:p text:style-name="P26"><text:span text:style-name="CharStyle8"><text:span text:style-name="T1">—</text:span></text:span><text:span text:style-name="CharStyle8"><text:span text:style-name="T5"> Kto chce so mnou za pasy?</text:span></text:span></text:p>
        <text:p text:style-name="P14"><text:span text:style-name="CharStyle8"><text:span text:style-name="T1"/></text:span></text:p>
        <text:p text:style-name="P8"><text:span text:style-name="CharStyle17"><text:span text:style-name="T5">Dedinky sa placho krčia —</text:span></text:span></text:p>
        <text:p text:style-name="P10"><text:span text:style-name="CharStyle17"><text:span text:style-name="T5">čo tu môže biedny ľud?</text:span></text:span></text:p>
        <text:p text:style-name="P10"><text:span text:style-name="CharStyle17"><text:span text:style-name="T5">A že by snáď páni? — Oho!</text:span></text:span></text:p>
        <text:p text:style-name="P10"><text:span text:style-name="CharStyle17"><text:span text:style-name="T5">Tí dosť majú i bez toho —</text:span></text:span></text:p>
        <text:p text:style-name="P10"><text:span text:style-name="CharStyle17"><text:span text:style-name="T5">nuž si voľká besný prúd.</text:span></text:span></text:p>
        <text:p text:style-name="P7"><text:span text:style-name="CharStyle17"><text:span text:style-name="T5"/></text:span></text:p>
        <text:p text:style-name="P10"><text:soft-page-break/><text:span text:style-name="CharStyle17"><text:span text:style-name="T5">Jesť však treba. A keď slnko</text:span></text:span></text:p>
        <text:p text:style-name="P10"><text:span text:style-name="CharStyle17"><text:span text:style-name="T5">ľad na zvány rozdrtí,</text:span></text:span></text:p>
        <text:p text:style-name="P10"><text:span text:style-name="CharStyle17"><text:span text:style-name="T6">c</text:span></text:span><text:span text:style-name="CharStyle17"><text:span text:style-name="T5">hlapi líňu, veslá berú,</text:span></text:span></text:p>
        <text:p text:style-name="P10"><text:span text:style-name="CharStyle17"><text:span text:style-name="T5">do tanistry jedla mieru</text:span></text:span></text:p>
        <text:p text:style-name="P10"><text:span text:style-name="CharStyle17"><text:span text:style-name="T5">a ta po ňom na plti!</text:span></text:span></text:p>
        <text:p text:style-name="P7"><text:span text:style-name="CharStyle17"><text:span text:style-name="T5"/></text:span></text:p>
        <text:p text:style-name="P10"><text:span text:style-name="CharStyle17"><text:span text:style-name="T5">Nadol! Nadol! Plť sa nesie,</text:span></text:span></text:p>
        <text:p text:style-name="P10"><text:span text:style-name="CharStyle17"><text:span text:style-name="T5">Váh jej hudie: — Húja, húj!…</text:span></text:span></text:p>
        <text:p text:style-name="P10"><text:span text:style-name="CharStyle17"><text:span text:style-name="T5">Kade viedla cesta vlani,</text:span></text:span></text:p>
        <text:p text:style-name="P10"><text:span text:style-name="CharStyle17"><text:span text:style-name="T5">dnes je námeľ nachystaný.</text:span></text:span></text:p>
        <text:p text:style-name="P10"><text:span text:style-name="CharStyle17"><text:span text:style-name="T5">Pltník, skáč! Plť odťahuj!</text:span></text:span></text:p>
        <text:p text:style-name="P10"><text:span text:style-name="CharStyle17"><text:span text:style-name="T5"/></text:span></text:p>
        <text:p text:style-name="P10"><text:span text:style-name="CharStyle17"><text:span text:style-name="T5">Tak sa pltník s Váhom boril,</text:span></text:span></text:p>
        <text:p text:style-name="P10"><text:span text:style-name="CharStyle17"><text:span text:style-name="T5">v srdci často spal mu strach.</text:span></text:span></text:p>
        <text:p text:style-name="P10"><text:span text:style-name="CharStyle17"><text:span text:style-name="T5">Krutidlá a divé skaly</text:span></text:span></text:p>
        <text:p text:style-name="P10"><text:span text:style-name="CharStyle17"><text:span text:style-name="T5">plť mu neraz roztrieskaly —</text:span></text:span></text:p>
        <text:p text:style-name="P10"><text:span text:style-name="CharStyle17"><text:span text:style-name="T5">vše víťazil on — vše Váh.</text:span></text:span></text:p>
        <text:p text:style-name="P7"><text:span text:style-name="CharStyle17"><text:span text:style-name="T5"/></text:span></text:p>
        <text:p text:style-name="P10"><text:span text:style-name="CharStyle14"><text:span text:style-name="T1"/></text:span></text:p>
        <text:p text:style-name="P4"><text:span text:style-name="CharStyle15"><text:span text:style-name="T5">2</text:span></text:span></text:p>
        <text:p text:style-name="P14"><text:span text:style-name="CharStyle8"><text:span text:style-name="T5"/></text:span></text:p>
        <text:p text:style-name="P19"><text:span text:style-name="CharStyle8"><text:span text:style-name="T5">Váh sa troška v hniezde zmrvil:</text:span></text:span></text:p>
        <text:p text:style-name="P19"><text:span text:style-name="CharStyle8"><text:span text:style-name="T5">pretrhla sa skalná hať.</text:span></text:span></text:p>
        <text:p text:style-name="P19"><text:span text:style-name="CharStyle8"><text:span text:style-name="T5">Bohušovie mladá žena</text:span></text:span></text:p>
        <text:p text:style-name="P19"><text:span text:style-name="CharStyle8"><text:span text:style-name="T5">vzala no</text:span></text:span><text:span text:style-name="CharStyle8"><text:span text:style-name="T6">š</text:span></text:span><text:span text:style-name="CharStyle8"><text:span text:style-name="T5">u na ramená,</text:span></text:span></text:p>
        <text:p text:style-name="P19"><text:span text:style-name="CharStyle8"><text:span text:style-name="T5">na odrážku vyšla prať.</text:span></text:span></text:p>
        <text:p text:style-name="P14"><text:span text:style-name="CharStyle8"><text:span text:style-name="T5"/></text:span></text:p>
        <text:p text:style-name="P19"><text:span text:style-name="CharStyle8"><text:span text:style-name="T5">Bác! pác! piestom rúče bije —</text:span></text:span></text:p>
        <text:p text:style-name="P19"><text:soft-page-break/><text:span text:style-name="CharStyle8"><text:span text:style-name="T5">s robotou sa nehladká.</text:span></text:span></text:p>
        <text:p text:style-name="P15"><text:span text:style-name="CharStyle8"><text:span text:style-name="T5">Zrazu shon, krik dookola</text:span></text:span></text:p>
        <text:p text:style-name="P19"><text:span text:style-name="CharStyle8"><text:span text:style-name="T5">a vtom Janko pri nej zvolá:</text:span></text:span></text:p>
        <text:p text:style-name="P19"><text:span text:style-name="CharStyle8"><text:span text:style-name="T5">— Aha, tetka, hlavátka!</text:span></text:span></text:p>
        <text:p text:style-name="P14"><text:span text:style-name="CharStyle8"><text:span text:style-name="T5"/></text:span></text:p>
        <text:p text:style-name="P19"><text:span text:style-name="CharStyle8"><text:span text:style-name="T5">A naozaj. V plytkej vode</text:span></text:span></text:p>
        <text:p text:style-name="P19"><text:span text:style-name="CharStyle8"><text:span text:style-name="T5">ryba veľká ani drúk</text:span></text:span></text:p>
        <text:p text:style-name="P19"><text:span text:style-name="CharStyle8"><text:span text:style-name="T5">bezmocne len chvostom šibe</text:span></text:span></text:p>
        <text:p text:style-name="P19"><text:span text:style-name="CharStyle8"><text:span text:style-name="T5">a svet, ten sa bojí k rybe,</text:span></text:span></text:p>
        <text:p text:style-name="P19"><text:span text:style-name="CharStyle8"><text:span text:style-name="T5">len híka a robí hluk.</text:span></text:span></text:p>
        <text:p text:style-name="P14"><text:span text:style-name="CharStyle8"><text:span text:style-name="T5"/></text:span></text:p>
        <text:p text:style-name="P19"><text:span text:style-name="CharStyle8"><text:span text:style-name="T5">Lež ona, vždy rýchla v čine,</text:span></text:span></text:p>
        <text:p text:style-name="P19"><text:span text:style-name="CharStyle8"><text:span text:style-name="T5">podkasala spodnicu,</text:span></text:span></text:p>
        <text:p text:style-name="P19"><text:span text:style-name="CharStyle8"><text:span text:style-name="T5">do koryta rybu shrebla</text:span></text:span></text:p>
        <text:p text:style-name="P19"><text:span text:style-name="CharStyle8"><text:span text:style-name="T5">a hlavátka chvostom trepla,</text:span></text:span></text:p>
        <text:p text:style-name="P19"><text:span text:style-name="CharStyle8"><text:span text:style-name="T5">až tak prehlo mladicu.</text:span></text:span></text:p>
        <text:p text:style-name="P4"><text:span text:style-name="CharStyle14"><text:span text:style-name="T5"/></text:span></text:p>
        <text:p text:style-name="P10"><text:span text:style-name="CharStyle17"><text:span text:style-name="T5">Už ju nesie na podstenie,</text:span></text:span></text:p>
        <text:p text:style-name="P10"><text:span text:style-name="CharStyle17"><text:span text:style-name="T5">aj piest pustí v náhlosti.</text:span></text:span></text:p>
        <text:p text:style-name="P10"><text:span text:style-name="CharStyle17"><text:span text:style-name="T5">— Kde ste, deti? Chytro sem sa!</text:span></text:span></text:p>
        <text:p text:style-name="P10"><text:span text:style-name="CharStyle17"><text:span text:style-name="T5">Raz aj u nás bude mäsa!</text:span></text:span></text:p>
        <text:p text:style-name="P10"><text:span text:style-name="CharStyle17"><text:span text:style-name="T5">Ryba všetkých nahostí.</text:span></text:span></text:p>
        <text:p text:style-name="P5"><text:span text:style-name="CharStyle14"><text:span text:style-name="T5"/></text:span></text:p>
        <text:p text:style-name="P8"><text:span text:style-name="CharStyle17"><text:span text:style-name="T5">A už v duchu plná jasu</text:span></text:span></text:p>
        <text:p text:style-name="P10"><text:span text:style-name="CharStyle17"><text:span text:style-name="T5">rozdelí ju vo chvíli.</text:span></text:span></text:p>
        <text:p text:style-name="P10"><text:span text:style-name="CharStyle17"><text:span text:style-name="T5">Tu päť synov obstane ju,</text:span></text:span></text:p>
        <text:p text:style-name="P10"><text:span text:style-name="CharStyle17"><text:span text:style-name="T5">skáču, aj sa hrdí smejú:</text:span></text:span></text:p>
        <text:p text:style-name="P10"><text:span text:style-name="CharStyle17"><text:span text:style-name="T5">— Mamka rybu chytili!</text:span></text:span></text:p>
        <text:p text:style-name="P7"><text:soft-page-break/><text:span text:style-name="CharStyle17"><text:span text:style-name="T5"/></text:span></text:p>
        <text:p text:style-name="P19"><text:span text:style-name="CharStyle8"><text:span text:style-name="T5">Keď však smiech bol na vrchole,</text:span></text:span></text:p>
        <text:p text:style-name="P19"><text:span text:style-name="CharStyle8"><text:span text:style-name="T5">sekla radosť, stíchol krik…</text:span></text:span></text:p>
        <text:p text:style-name="P19"><text:span text:style-name="CharStyle8"><text:span text:style-name="T5">S cesty rovno ku podsteniu</text:span></text:span></text:p>
        <text:p text:style-name="P19"><text:span text:style-name="CharStyle8"><text:span text:style-name="T5">dva páni sa chvatn</text:span></text:span><text:span text:style-name="CharStyle8"><text:span text:style-name="T2">e</text:span></text:span><text:span text:style-name="CharStyle8"><text:span text:style-name="T5"> ženú:</text:span></text:span></text:p>
        <text:p text:style-name="P19"><text:span text:style-name="CharStyle8"><text:span text:style-name="T5">pán richtár, pán továrnik.</text:span></text:span></text:p>
        <text:p text:style-name="P19"><text:span text:style-name="CharStyle8"><text:span text:style-name="T5"/></text:span></text:p>
        <text:p text:style-name="P15"><text:span text:style-name="CharStyle8"><text:span text:style-name="T5">— Ba nebude ryba vaša,</text:span></text:span></text:p>
        <text:p text:style-name="P19"><text:span text:style-name="CharStyle8"><text:span text:style-name="T5">nemáte list rybársky!</text:span></text:span></text:p>
        <text:p text:style-name="P15"><text:span text:style-name="CharStyle8"><text:span text:style-name="T5">Má</text:span></text:span><text:span text:style-name="CharStyle8"><text:span text:style-name="T6">rn</text:span></text:span><text:span text:style-name="CharStyle8"><text:span text:style-name="T5">e mamka hnevom planie —</text:span></text:span></text:p>
        <text:p text:style-name="P19"><text:span text:style-name="CharStyle8"><text:span text:style-name="T5">právo je na panskej strane…</text:span></text:span></text:p>
        <text:p text:style-name="P19"><text:span text:style-name="CharStyle8"><text:span text:style-name="T5">Rybu zjedli úradskí.</text:span></text:span></text:p>
        <text:p text:style-name="P9"><text:span text:style-name="CharStyle17"><text:span text:style-name="T5"/></text:span></text:p>
        <text:p text:style-name="P8"><text:span text:style-name="CharStyle17"><text:span text:style-name="T5">Darmo Váh im poslal v núdzi</text:span></text:span></text:p>
        <text:p text:style-name="P10"><text:span text:style-name="CharStyle17"><text:span text:style-name="T5">z hojných zásob malý diel.</text:span></text:span></text:p>
        <text:p text:style-name="P10"><text:span text:style-name="CharStyle17"><text:span text:style-name="T5">List rybársky stoj</text:span></text:span><text:span text:style-name="CharStyle17"><text:span text:style-name="T6">í</text:span></text:span><text:span text:style-name="CharStyle17"><text:span text:style-name="T5"> mnoho —</text:span></text:span></text:p>
        <text:p text:style-name="P10"><text:span text:style-name="CharStyle17"><text:span text:style-name="T5">nie je ryba pre hockoho,</text:span></text:span></text:p>
        <text:p text:style-name="P10"><text:span text:style-name="CharStyle17"><text:span text:style-name="T5">a Váh — ten to nevedel.</text:span></text:span></text:p>
        <text:p text:style-name="P14"><text:span text:style-name="CharStyle14"><text:span text:style-name="T5"/></text:span></text:p>
        <text:p text:style-name="P4"><text:span text:style-name="CharStyle15"><text:span text:style-name="T5">3</text:span></text:span></text:p>
        <text:p text:style-name="P14"><text:span text:style-name="CharStyle8"><text:span text:style-name="T5"/></text:span></text:p>
        <text:p text:style-name="P19"><text:span text:style-name="CharStyle8"><text:span text:style-name="T5">Na nebesách ranné slnce</text:span></text:span></text:p>
        <text:p text:style-name="P19"><text:span text:style-name="CharStyle8"><text:span text:style-name="T5">strieľa šípy ružové </text:span></text:span><text:span text:style-name="CharStyle8"><text:span text:style-name="T1">—</text:span></text:span></text:p>
        <text:p text:style-name="P19"><text:span text:style-name="CharStyle8"><text:span text:style-name="T5">no v poli už žnie sa dávno:</text:span></text:span></text:p>
        <text:p text:style-name="P19"><text:span text:style-name="CharStyle8"><text:span text:style-name="T5">žito v radky kosia plavno</text:span></text:span></text:p>
        <text:p text:style-name="P19"><text:span text:style-name="CharStyle8"><text:span text:style-name="T5">pi</text:span></text:span><text:span text:style-name="CharStyle8"><text:span text:style-name="T6">l</text:span></text:span><text:span text:style-name="CharStyle8"><text:span text:style-name="T5">né ruky koscove.</text:span></text:span></text:p>
        <text:p text:style-name="P14"><text:span text:style-name="CharStyle8"><text:span text:style-name="T5"/></text:span></text:p>
        <text:p text:style-name="P19"><text:span text:style-name="CharStyle8"><text:span text:style-name="T5">V stopách jeho žnica mladá</text:span></text:span></text:p>
        <text:p text:style-name="P19"><text:soft-page-break/><text:span text:style-name="CharStyle8"><text:span text:style-name="T5">srpom zbožie podberá,</text:span></text:span></text:p>
        <text:p text:style-name="P19"><text:span text:style-name="CharStyle8"><text:span text:style-name="T5">vedľa druh</text:span></text:span><text:span text:style-name="CharStyle8"><text:span text:style-name="T1">ý </text:span></text:span><text:span text:style-name="CharStyle8"><text:span text:style-name="T5">pár — i tretí —</text:span></text:span></text:p>
        <text:p text:style-name="P19"><text:span text:style-name="CharStyle8"><text:span text:style-name="T5">pomáha i kŕdlik detí </text:span></text:span><text:span text:style-name="CharStyle8"><text:span text:style-name="T1">—</text:span></text:span></text:p>
        <text:p text:style-name="P19"><text:span text:style-name="CharStyle8"><text:span text:style-name="T5">a tak žnú už od včera.</text:span></text:span></text:p>
        <text:p text:style-name="P14"><text:span text:style-name="CharStyle8"><text:span text:style-name="T5"/></text:span></text:p>
        <text:p text:style-name="P19"><text:span text:style-name="CharStyle8"><text:span text:style-name="T5">V ústach sucho, v očiach páľa,</text:span></text:span></text:p>
        <text:p text:style-name="P19"><text:span text:style-name="CharStyle8"><text:span text:style-name="T5">pot štípe až boľavo.</text:span></text:span></text:p>
        <text:p text:style-name="P15"><text:span text:style-name="CharStyle8"><text:span text:style-name="T5">Niet tam žartu ani piesne</text:span></text:span></text:p>
        <text:p text:style-name="P19"><text:span text:style-name="CharStyle8"><text:span text:style-name="T5">a keď slnko za vrch klesne,</text:span></text:span></text:p>
        <text:p text:style-name="P19"><text:span text:style-name="CharStyle8"><text:span text:style-name="T5">každý padá únavou.</text:span></text:span></text:p>
        <text:p text:style-name="P14"><text:span text:style-name="CharStyle8"><text:span text:style-name="T5"/></text:span></text:p>
        <text:p text:style-name="P19"><text:span text:style-name="CharStyle8"><text:span text:style-name="T5">Ešte pár dní tuhej práce</text:span></text:span></text:p>
        <text:p text:style-name="P19"><text:span text:style-name="CharStyle8"><text:span text:style-name="T5">a úroda v krížoch, hľa!</text:span></text:span></text:p>
        <text:p text:style-name="P15"><text:span text:style-name="CharStyle8"><text:span text:style-name="T5">Vzduch sa trasie v horúčavách</text:span></text:span></text:p>
        <text:p text:style-name="P19"><text:span text:style-name="CharStyle8"><text:span text:style-name="T5">a vo Váhu voda hravá</text:span></text:span></text:p>
        <text:p text:style-name="P19"><text:span text:style-name="CharStyle8"><text:span text:style-name="T5">kdes’ na dno sa utiahla.</text:span></text:span></text:p>
        <text:p text:style-name="P14"><text:span text:style-name="CharStyle8"><text:span text:style-name="T5"/></text:span></text:p>
        <text:p text:style-name="P19"><text:span text:style-name="CharStyle8"><text:span text:style-name="T5">— Bude zbožia! — vravia ženci,</text:span></text:span></text:p>
        <text:p text:style-name="P19"><text:span text:style-name="CharStyle8"><text:span text:style-name="T5">— i slamy je na fúry!...</text:span></text:span></text:p>
        <text:p text:style-name="P15"><text:span text:style-name="CharStyle8"><text:span text:style-name="T5">No zrazu za vetra, chladu,</text:span></text:span></text:p>
        <text:p text:style-name="P19"><text:span text:style-name="CharStyle8"><text:span text:style-name="T5">čierne mračno od západu</text:span></text:span></text:p>
        <text:p text:style-name="P19"><text:span text:style-name="CharStyle8"><text:span text:style-name="T5">jak zlý tátoš dokúri.</text:span></text:span></text:p>
        <text:p text:style-name="P7"><text:span text:style-name="CharStyle17"><text:span text:style-name="T5"/></text:span></text:p>
        <text:p text:style-name="P10"><text:span text:style-name="CharStyle17"><text:span text:style-name="T5">Už aj fučí, blesky metá,</text:span></text:span></text:p>
        <text:p text:style-name="P10"><text:span text:style-name="CharStyle17"><text:span text:style-name="T5">už rachotí hrom na hrom…</text:span></text:span></text:p>
        <text:p text:style-name="P10"><text:span text:style-name="CharStyle17"><text:span text:style-name="T5">V súmrak prejde jasná chvíľa.</text:span></text:span></text:p>
        <text:p text:style-name="P8"><text:span text:style-name="CharStyle17"><text:span text:style-name="T5">Voda ani múr sa chríľa,</text:span></text:span></text:p>
        <text:p text:style-name="P10"><text:span text:style-name="CharStyle17"><text:span text:style-name="T5">tu chliev strhne — zrúti strom.</text:span></text:span></text:p>
        <text:p text:style-name="P14"><text:soft-page-break/><text:span text:style-name="CharStyle8"><text:span text:style-name="T5"/></text:span></text:p>
        <text:p text:style-name="P19"><text:span text:style-name="CharStyle8"><text:span text:style-name="T5">Váh sa zduje na obludu,</text:span></text:span></text:p>
        <text:p text:style-name="P19"><text:span text:style-name="CharStyle8"><text:span text:style-name="T5">vystrie naraz sto ramien.</text:span></text:span></text:p>
        <text:p text:style-name="P19"><text:span text:style-name="CharStyle8"><text:span text:style-name="T5">S</text:span></text:span><text:span text:style-name="CharStyle8"><text:span text:style-name="T2">ť</text:span></text:span><text:span text:style-name="CharStyle8"><text:span text:style-name="T5">a zbojník sa zmenil v tvári:</text:span></text:span></text:p>
        <text:p text:style-name="P19"><text:span text:style-name="CharStyle8"><text:span text:style-name="T5">zbíja, vraždí po chotári,</text:span></text:span></text:p>
        <text:p text:style-name="P19"><text:span text:style-name="CharStyle8"><text:span text:style-name="T5">úrodu vzal všetku v plien.</text:span></text:span></text:p>
        <text:p text:style-name="P4"><text:span text:style-name="CharStyle14"><text:span text:style-name="T5"/></text:span></text:p>
        <text:p text:style-name="P4"><text:span text:style-name="CharStyle15"><text:span text:style-name="T5">4</text:span></text:span></text:p>
        <text:p text:style-name="P7"><text:span text:style-name="CharStyle17"><text:span text:style-name="T5"/></text:span></text:p>
        <text:p text:style-name="P11"><text:span text:style-name="CharStyle17"><text:span text:style-name="T5">Janko v izbe na prípecku</text:span></text:span></text:p>
        <text:p text:style-name="P11"><text:span text:style-name="CharStyle17"><text:span text:style-name="T5">sedí celý zmámený…</text:span></text:span></text:p>
        <text:p text:style-name="P11"><text:span text:style-name="CharStyle17"><text:span text:style-name="T5">Vidí, ako popod dvere</text:span></text:span></text:p>
        <text:p text:style-name="P11"><text:span text:style-name="CharStyle17"><text:span text:style-name="T5">kalná voda dnu sa derie</text:span></text:span></text:p>
        <text:p text:style-name="P11"><text:span text:style-name="CharStyle17"><text:span text:style-name="T5">a udiera do steny.</text:span></text:span></text:p>
        <text:p text:style-name="P14"><text:span text:style-name="CharStyle8"><text:span text:style-name="T5"/></text:span></text:p>
        <text:p text:style-name="P20"><text:span text:style-name="CharStyle8"><text:span text:style-name="T5">Vtom vyrazí z pántov dvere,</text:span></text:span></text:p>
        <text:p text:style-name="P20"><text:span text:style-name="CharStyle8"><text:span text:style-name="T5">tresne stôl o police —</text:span></text:span></text:p>
        <text:p text:style-name="P16"><text:span text:style-name="CharStyle8"><text:span text:style-name="T5">— Mamka! — skríkne chlapča </text:span></text:span><text:span text:style-name="CharStyle8"><text:span text:style-name="T1">v</text:span></text:span><text:span text:style-name="CharStyle8"><text:span text:style-name="T5"> hrôze,</text:span></text:span></text:p>
        <text:p text:style-name="P20"><text:span text:style-name="CharStyle8"><text:span text:style-name="T5">voda liz! mu nôžky bosé,</text:span></text:span></text:p>
        <text:p text:style-name="P20"><text:span text:style-name="CharStyle8"><text:span text:style-name="T5">frkne penu na líce.</text:span></text:span></text:p>
        <text:p text:style-name="P14"><text:span text:style-name="CharStyle8"><text:span text:style-name="T5"/></text:span></text:p>
        <text:p text:style-name="P20"><text:span text:style-name="CharStyle8"><text:span text:style-name="T5">Ale už aj otec vchádza,</text:span></text:span></text:p>
        <text:p text:style-name="P20"><text:span text:style-name="CharStyle8"><text:span text:style-name="T5">synka chytro s pece sňal.</text:span></text:span></text:p>
        <text:p text:style-name="P20"><text:span text:style-name="CharStyle8"><text:span text:style-name="T5">Oblokom ho matke podá</text:span></text:span></text:p>
        <text:p text:style-name="P20"><text:span text:style-name="CharStyle8"><text:span text:style-name="T5">a že dvor je samá voda,</text:span></text:span></text:p>
        <text:p text:style-name="P20"><text:span text:style-name="CharStyle8"><text:span text:style-name="T5">vyniesli ho na pov</text:span></text:span><text:span text:style-name="CharStyle8"><text:span text:style-name="T3">a</text:span></text:span><text:span text:style-name="CharStyle8"><text:span text:style-name="T5">l.</text:span></text:span></text:p>
        <text:p text:style-name="P14"><text:span text:style-name="CharStyle8"><text:span text:style-name="T5"/></text:span></text:p>
        <text:p text:style-name="P20"><text:span text:style-name="CharStyle8"><text:span text:style-name="T5">Tam sa trasie a len čaká,</text:span></text:span></text:p>
        <text:p text:style-name="P20"><text:soft-page-break/><text:span text:style-name="CharStyle8"><text:span text:style-name="T5">kedy príde voda preň.</text:span></text:span></text:p>
        <text:p text:style-name="P20"><text:span text:style-name="CharStyle8"><text:span text:style-name="T5">A tá smrti blízka chvíľa</text:span></text:span></text:p>
        <text:p text:style-name="P20"><text:span text:style-name="CharStyle8"><text:span text:style-name="T5">v pamäť chlapca navždy vryla,</text:span></text:span></text:p>
        <text:p text:style-name="P20"><text:span text:style-name="CharStyle8"><text:span text:style-name="T5">akú tvár má povodeň.</text:span></text:span></text:p>
        <text:p text:style-name="P18"><text:span text:style-name="CharStyle8"><text:span text:style-name="T5"/></text:span></text:p>
        <text:p text:style-name="P20"><text:span text:style-name="CharStyle8"><text:span text:style-name="T5">A Váh taký zhubne krásny</text:span></text:span></text:p>
        <text:p text:style-name="P20"><text:span text:style-name="CharStyle8"><text:span text:style-name="T5">hučí ešte deň aj noc.</text:span></text:span></text:p>
        <text:p text:style-name="P16"><text:span text:style-name="CharStyle8"><text:span text:style-name="T5">Roľník zbudlé trošky prace</text:span></text:span></text:p>
        <text:p text:style-name="P20"><text:span text:style-name="CharStyle8"><text:span text:style-name="T5">a obratý o plod práce</text:span></text:span></text:p>
        <text:p text:style-name="P20"><text:span text:style-name="CharStyle8"><text:span text:style-name="T5">prosí bližných o pomoc.</text:span></text:span></text:p>
        <text:p text:style-name="P14"><text:span text:style-name="CharStyle14"><text:span text:style-name="T5"/></text:span></text:p>
        <text:p text:style-name="P4"><text:span text:style-name="CharStyle15"><text:span text:style-name="T5">5</text:span></text:span></text:p>
        <text:p text:style-name="P14"><text:span text:style-name="CharStyle8"><text:span text:style-name="T5"/></text:span></text:p>
        <text:p text:style-name="P24"><text:span text:style-name="CharStyle8"><text:span text:style-name="T5">Takto Váh po veky stváral</text:span></text:span></text:p>
        <text:p text:style-name="P27"><text:span text:style-name="CharStyle8"><text:span text:style-name="T5">po slovenských chotároch.</text:span></text:span></text:p>
        <text:p text:style-name="P27"><text:span text:style-name="CharStyle8"><text:span text:style-name="T5">Ako veľmož nekázaný</text:span></text:span></text:p>
        <text:p text:style-name="P27"><text:span text:style-name="CharStyle8"><text:span text:style-name="T5">bil do ľudí bez obrany</text:span></text:span></text:p>
        <text:p text:style-name="P27"><text:span text:style-name="CharStyle8"><text:span text:style-name="T5">a žil len tak nazdarboh.</text:span></text:span></text:p>
        <text:p text:style-name="P14"><text:span text:style-name="CharStyle8"><text:span text:style-name="T5"/></text:span></text:p>
        <text:p text:style-name="P20"><text:span text:style-name="CharStyle8"><text:span text:style-name="T5">A krívd bolo všade plno,</text:span></text:span></text:p>
        <text:p text:style-name="P20"><text:span text:style-name="CharStyle8"><text:span text:style-name="T5">kopilo sa zlo na zlo,</text:span></text:span></text:p>
        <text:p text:style-name="P20"><text:span text:style-name="CharStyle8"><text:span text:style-name="T5">až to na svet nespokojný</text:span></text:span></text:p>
        <text:p text:style-name="P20"><text:span text:style-name="CharStyle8"><text:span text:style-name="T5">všetky muky strašnej vojny</text:span></text:span></text:p>
        <text:p text:style-name="P20"><text:span text:style-name="CharStyle8"><text:span text:style-name="T5">v krátkom čase prinieslo.</text:span></text:span></text:p>
        <text:p text:style-name="P14"><text:span text:style-name="CharStyle8"><text:span text:style-name="T5"/></text:span></text:p>
        <text:p text:style-name="P20"><text:span text:style-name="CharStyle8"><text:span text:style-name="T5">No z tej vojny ako víťaz</text:span></text:span></text:p>
        <text:p text:style-name="P20"><text:span text:style-name="CharStyle8"><text:span text:style-name="T5">vyšiel on, ľud gniavený.</text:span></text:span></text:p>
        <text:p text:style-name="P20"><text:span text:style-name="CharStyle8"><text:span text:style-name="T5">A keď dostal moc a vládu,</text:span></text:span></text:p>
        <text:p text:style-name="P20"><text:soft-page-break/><text:span text:style-name="CharStyle8"><text:span text:style-name="T5">začal život od základu</text:span></text:span></text:p>
        <text:p text:style-name="P20"><text:span text:style-name="CharStyle8"><text:span text:style-name="T5">prestavovať na zemi.</text:span></text:span></text:p>
        <text:p text:style-name="P14"><text:span text:style-name="CharStyle8"><text:span text:style-name="T5"/></text:span></text:p>
        <text:p text:style-name="P20"><text:span text:style-name="CharStyle8"><text:span text:style-name="T5">Hej, prišiel čas porátania:</text:span></text:span></text:p>
        <text:p text:style-name="P20"><text:span text:style-name="CharStyle8"><text:span text:style-name="T5">vyvrátil sa starý blud</text:span></text:span></text:p>
        <text:p text:style-name="P20"><text:span text:style-name="CharStyle8"><text:span text:style-name="T5">a Slovensko v novom ráne</text:span></text:span></text:p>
        <text:p text:style-name="P20"><text:span text:style-name="CharStyle8"><text:span text:style-name="T5">doháňalo zameškané,</text:span></text:span></text:p>
        <text:p text:style-name="P20"><text:span text:style-name="CharStyle8"><text:span text:style-name="T5">aj s „veľmožmi“ spraviac súd.</text:span></text:span></text:p>
        <text:p text:style-name="P22"><text:span text:style-name="CharStyle8"><text:span text:style-name="T5"/></text:span></text:p>
        <text:p text:style-name="P27"><text:span text:style-name="CharStyle8"><text:span text:style-name="T5">Tu sťa by po krutej zime</text:span></text:span></text:p>
        <text:p text:style-name="P27"><text:span text:style-name="CharStyle8"><text:span text:style-name="T5">dýchla mnohos</text:span></text:span><text:span text:style-name="CharStyle8"><text:span text:style-name="T7">ľ</text:span></text:span><text:span text:style-name="CharStyle8"><text:span text:style-name="T5">ubná jar:</text:span></text:span></text:p>
        <text:p text:style-name="P27"><text:span text:style-name="CharStyle8"><text:span text:style-name="T5">tými, čo prv bití boli,</text:span></text:span></text:p>
        <text:p text:style-name="P27"><text:span text:style-name="CharStyle8"><text:span text:style-name="T5">plnily sa dielne, školy —</text:span></text:span></text:p>
        <text:p text:style-name="P27"><text:span text:style-name="CharStyle8"><text:span text:style-name="T5">svet dostával novú tvár.</text:span></text:span></text:p>
        <text:p text:style-name="P22"><text:span text:style-name="CharStyle8"><text:span text:style-name="T5"/></text:span></text:p>
        <text:p text:style-name="P27"><text:span text:style-name="CharStyle8"><text:span text:style-name="T5">Uličky sa rozstúpily,</text:span></text:span></text:p>
        <text:p text:style-name="P27"><text:span text:style-name="CharStyle8"><text:span text:style-name="T5">chalúpky sa zdvihly tiež —</text:span></text:span></text:p>
        <text:p text:style-name="P27"><text:span text:style-name="CharStyle8"><text:span text:style-name="T5">ve</text:span></text:span><text:span text:style-name="CharStyle8"><text:span text:style-name="T1">ľ</text:span></text:span><text:span text:style-name="CharStyle8"><text:span text:style-name="T5">ké okná do úslnia</text:span></text:span></text:p>
        <text:p text:style-name="P27"><text:span text:style-name="CharStyle8"><text:span text:style-name="T5">novým svetlom domky plnia,</text:span></text:span></text:p>
        <text:p text:style-name="P27"><text:span text:style-name="CharStyle8"><text:span text:style-name="T5">smiech v nich zvoní ani spiež.</text:span></text:span></text:p>
        <text:p text:style-name="P4"><text:span text:style-name="CharStyle14"><text:span text:style-name="T5"/></text:span></text:p>
        <text:p text:style-name="P6"><text:span text:style-name="CharStyle14"><text:span text:style-name="T7">6</text:span></text:span></text:p>
        <text:p text:style-name="P6"><text:span text:style-name="CharStyle14"><text:span text:style-name="T7"/></text:span></text:p>
        <text:p text:style-name="P16"><text:span text:style-name="CharStyle8"><text:span text:style-name="T5">Oj, Váh, veľmož nekázaný,</text:span></text:span></text:p>
        <text:p text:style-name="P20"><text:span text:style-name="CharStyle8"><text:span text:style-name="T5">odbíja aj tebe čas!</text:span></text:span></text:p>
        <text:p text:style-name="P16"><text:span text:style-name="CharStyle8"><text:span text:style-name="T5">Pozri na tých detí veľa,</text:span></text:span></text:p>
        <text:p text:style-name="P20"><text:span text:style-name="CharStyle8"><text:span text:style-name="T5">jasný zrak ich, umné čelá —</text:span></text:span></text:p>
        <text:p text:style-name="P20"><text:span text:style-name="CharStyle8"><text:span text:style-name="T5">tie prídu aj k tebe raz!</text:span></text:span></text:p>
        <text:p text:style-name="P14"><text:soft-page-break/><text:span text:style-name="CharStyle8"><text:span text:style-name="T5"/></text:span></text:p>
        <text:p text:style-name="P20"><text:span text:style-name="CharStyle8"><text:span text:style-name="T5">To nie tvoji starí známi,</text:span></text:span></text:p>
        <text:p text:style-name="P20"><text:span text:style-name="CharStyle8"><text:span text:style-name="T5">ktorým dals’ len, čo si chcel.</text:span></text:span></text:p>
        <text:p text:style-name="P20"><text:span text:style-name="CharStyle8"><text:span text:style-name="T5">To je nové pokolenie,</text:span></text:span></text:p>
        <text:p text:style-name="P20"><text:span text:style-name="CharStyle8"><text:span text:style-name="T5">ktoré smelo vpred sa ženie —</text:span></text:span></text:p>
        <text:p text:style-name="P20"><text:span text:style-name="CharStyle8"><text:span text:style-name="T5">to si príde po svoj diel!</text:span></text:span></text:p>
        <text:p text:style-name="P14"><text:span text:style-name="CharStyle8"><text:span text:style-name="T5"/></text:span></text:p>
        <text:p text:style-name="P20"><text:span text:style-name="CharStyle8"><text:span text:style-name="T5">Ký zisk z teba pre chudobu?</text:span></text:span></text:p>
        <text:p text:style-name="P20"><text:span text:style-name="CharStyle8"><text:span text:style-name="T5">povedz, Váh môj mumlavý!</text:span></text:span></text:p>
        <text:p text:style-name="P20"><text:span text:style-name="CharStyle8"><text:span text:style-name="T5">Ju si nikdy nemal v láske.</text:span></text:span></text:p>
        <text:p text:style-name="P20"><text:span text:style-name="CharStyle8"><text:span text:style-name="T5">Ryby máš pre stoly panské</text:span></text:span></text:p>
        <text:p text:style-name="P20"><text:span text:style-name="CharStyle8"><text:span text:style-name="T5">a pre ňu len záplavy.</text:span></text:span></text:p>
        <text:p text:style-name="P20"><text:span text:style-name="CharStyle8"><text:span text:style-name="T7"/></text:span></text:p>
        <text:p text:style-name="P16"><text:span text:style-name="CharStyle8"><text:span text:style-name="T5">S hviezdou šťastia na pamäti</text:span></text:span></text:p>
        <text:p text:style-name="P20"><text:span text:style-name="CharStyle8"><text:span text:style-name="T5">rastie táto nová mlaď.</text:span></text:span></text:p>
        <text:p text:style-name="P20"><text:span text:style-name="CharStyle8"><text:span text:style-name="T5">Už ti určí ona dráhu,</text:span></text:span></text:p>
        <text:p text:style-name="P20"><text:span text:style-name="CharStyle8"><text:span text:style-name="T5">už ťa pojme do záprahu —</text:span></text:span></text:p>
        <text:p text:style-name="P20"><text:span text:style-name="CharStyle8"><text:span text:style-name="T7">budeš, Váh môj, pomáhať!</text:span></text:span></text:p>
        <text:p text:style-name="P20"><text:span text:style-name="CharStyle8"><text:span text:style-name="T7"/></text:span></text:p>
        <text:p text:style-name="P20"><text:span text:style-name="CharStyle8"><text:span text:style-name="T7">7</text:span></text:span></text:p>
        <text:p text:style-name="P20"><text:span text:style-name="CharStyle8"><text:span text:style-name="T7"/></text:span></text:p>
        <text:p text:style-name="P20"><text:span text:style-name="CharStyle8"><text:span text:style-name="T5">Rád by Janko prispel k dielu,</text:span></text:span></text:p>
        <text:p text:style-name="P20"><text:span text:style-name="CharStyle8"><text:span text:style-name="T5">čo by do pút vzalo Váh…</text:span></text:span></text:p>
        <text:p text:style-name="P20"><text:span text:style-name="CharStyle8"><text:span text:style-name="T5">Nuž keď zvali chasu mladú,</text:span></text:span></text:p>
        <text:p text:style-name="P20"><text:span text:style-name="CharStyle8"><text:span text:style-name="T5">dobrovoľne na Priehradu</text:span></text:span></text:p>
        <text:p text:style-name="P20"><text:span text:style-name="CharStyle8"><text:span text:style-name="T5">išiel plný dobrých snáh.</text:span></text:span></text:p>
        <text:p text:style-name="P14"><text:span text:style-name="CharStyle8"><text:span text:style-name="T5"/></text:span></text:p>
        <text:p text:style-name="P20"><text:span text:style-name="CharStyle8"><text:span text:style-name="T5">V jeho duši dodnes žije</text:span></text:span></text:p>
        <text:p text:style-name="P20"><text:soft-page-break/><text:span text:style-name="CharStyle8"><text:span text:style-name="T5">kdesi na samučkom dne,</text:span></text:span></text:p>
        <text:p text:style-name="P20"><text:span text:style-name="CharStyle8"><text:span text:style-name="T5">ako ešte celkom malý,</text:span></text:span></text:p>
        <text:p text:style-name="P20"><text:span text:style-name="CharStyle8"><text:span text:style-name="T5">pričupený na poval</text:span></text:span><text:span text:style-name="CharStyle8"><text:span text:style-name="T7">i</text:span></text:span><text:span text:style-name="CharStyle8"><text:span text:style-name="T5">,</text:span></text:span></text:p>
        <text:p text:style-name="P20"><text:span text:style-name="CharStyle8"><text:span text:style-name="T5">mrel od strachu z povodne.</text:span></text:span></text:p>
        <text:p text:style-name="P14"><text:span text:style-name="CharStyle8"><text:span text:style-name="T5"/></text:span></text:p>
        <text:p text:style-name="P20"><text:span text:style-name="CharStyle8"><text:span text:style-name="T5">A keď teraz ryl sa v zemi</text:span></text:span></text:p>
        <text:p text:style-name="P20"><text:span text:style-name="CharStyle8"><text:span text:style-name="T5">na púchovskom návrší,</text:span></text:span></text:p>
        <text:p text:style-name="P20"><text:span text:style-name="CharStyle8"><text:span text:style-name="T5">— Chlapci! — riekol kamarátom, —</text:span></text:span></text:p>
        <text:p text:style-name="P20"><text:span text:style-name="CharStyle8"><text:span text:style-name="T5">posošme sa s našou čatou!…</text:span></text:span></text:p>
        <text:p text:style-name="P20"><text:span text:style-name="CharStyle8"><text:span text:style-name="T5">A aj boli najprvší.</text:span></text:span></text:p>
        <text:p text:style-name="P20"><text:span text:style-name="CharStyle14"><text:span text:style-name="T5"/></text:span></text:p>
        <text:p text:style-name="P4"><text:span text:style-name="CharStyle15"><text:span text:style-name="T5">8</text:span></text:span></text:p>
        <text:p text:style-name="P14"><text:span text:style-name="CharStyle8"><text:span text:style-name="T5"/></text:span></text:p>
        <text:p text:style-name="P21"><text:span text:style-name="CharStyle8"><text:span text:style-name="T5">Rastie naša domovina</text:span></text:span></text:p>
        <text:p text:style-name="P21"><text:span text:style-name="CharStyle8"><text:span text:style-name="T5">do sily aj do krásy:</text:span></text:span></text:p>
        <text:p text:style-name="P21"><text:span text:style-name="CharStyle8"><text:span text:style-name="T5">národ dňom i nocou robí,</text:span></text:span></text:p>
        <text:p text:style-name="P21"><text:span text:style-name="CharStyle8"><text:span text:style-name="T5">nový základ pre blahobyt</text:span></text:span></text:p>
        <text:p text:style-name="P21"><text:span text:style-name="CharStyle8"><text:span text:style-name="T5">pilnou rukou stavia si.</text:span></text:span></text:p>
        <text:p text:style-name="P14"><text:span text:style-name="CharStyle8"><text:span text:style-name="T5"/></text:span></text:p>
        <text:p text:style-name="P21"><text:span text:style-name="CharStyle8"><text:span text:style-name="T8">Š</text:span></text:span><text:span text:style-name="CharStyle8"><text:span text:style-name="T5">íre stráne za Púchovom</text:span></text:span></text:p>
        <text:p text:style-name="P21"><text:span text:style-name="CharStyle8"><text:span text:style-name="T5">životom vrú jednostaj:</text:span></text:span></text:p>
        <text:p text:style-name="P21"><text:span text:style-name="CharStyle8"><text:span text:style-name="T5">mocné ruky lámu skaly,</text:span></text:span></text:p>
        <text:p text:style-name="P21"><text:span text:style-name="CharStyle8"><text:span text:style-name="T5">hýbu kopce, vŕšia valy —</text:span></text:span></text:p>
        <text:p text:style-name="P21"><text:span text:style-name="CharStyle8"><text:span text:style-name="T5">pretvárajú celý kraj.</text:span></text:span></text:p>
        <text:p text:style-name="P7"><text:span text:style-name="CharStyle17"><text:span text:style-name="T5"/></text:span></text:p>
        <text:p text:style-name="P12"><text:span text:style-name="CharStyle17"><text:span text:style-name="T5">Hľaď, jak vzduchom ťažké centy</text:span></text:span></text:p>
        <text:p text:style-name="P12"><text:span text:style-name="CharStyle17"><text:span text:style-name="T5">nosí žeriav veliký —</text:span></text:span></text:p>
        <text:p text:style-name="P12"><text:span text:style-name="CharStyle17"><text:span text:style-name="T5">hen bager sťa čeľusť živá</text:span></text:span></text:p>
        <text:p text:style-name="P12"><text:soft-page-break/><text:span text:style-name="CharStyle17"><text:span text:style-name="T5">do boka sa kopcom vrýva,</text:span></text:span></text:p>
        <text:p text:style-name="P12"><text:span text:style-name="CharStyle17"><text:span text:style-name="T5">po kraj plní huntíky.</text:span></text:span></text:p>
        <text:p text:style-name="P4"><text:span text:style-name="CharStyle14"><text:span text:style-name="T5"/></text:span></text:p>
        <text:p text:style-name="P25"><text:span text:style-name="CharStyle8"><text:span text:style-name="T5">Ešte bež, Váh, bezstarostne,</text:span></text:span></text:p>
        <text:p text:style-name="P28"><text:span text:style-name="CharStyle8"><text:span text:style-name="T5">kyp a krúť sa, kamarát!</text:span></text:span></text:p>
        <text:p text:style-name="P28"><text:span text:style-name="CharStyle8"><text:span text:style-name="T5">Skoro tvoju bujnú vôľu</text:span></text:span></text:p>
        <text:p text:style-name="P28"><text:span text:style-name="CharStyle8"><text:span text:style-name="T5">skrotí vôľa stupňov dolu:</text:span></text:span></text:p>
        <text:p text:style-name="P28"><text:span text:style-name="CharStyle8"><text:span text:style-name="T5">pohneš turbín smelý rad.</text:span></text:span></text:p>
        <text:p text:style-name="P22"><text:span text:style-name="CharStyle8"><text:span text:style-name="T5"/></text:span></text:p>
        <text:p text:style-name="P28"><text:span text:style-name="CharStyle8"><text:span text:style-name="T5">Oj, ty mládež nových časov,</text:span></text:span></text:p>
        <text:p text:style-name="P28"><text:span text:style-name="CharStyle8"><text:span text:style-name="T5">bojovnica za pokoj!</text:span></text:span></text:p>
        <text:p text:style-name="P22"><text:span text:style-name="CharStyle8"><text:span text:style-name="T5">Tvoje zbrane: čakan, graca.</text:span></text:span></text:p>
        <text:p text:style-name="P14"><text:span text:style-name="CharStyle8"><text:span text:style-name="T5">Tvoje bitky: čin a práca.</text:span></text:span></text:p>
        <text:p text:style-name="P14"><text:span text:style-name="CharStyle8"><text:span text:style-name="T5">Stavba mieru — vavrín tvoj!</text:span></text:span></text:p>
        <text:p text:style-name="P4"><text:span text:style-name="CharStyle15"><text:span text:style-name="T5"/></text:span></text:p>
        <text:p text:style-name="P5"><text:span text:style-name="CharStyle15"><text:span text:style-name="T5">9</text:span></text:span></text:p>
        <text:p text:style-name="P14"><text:span text:style-name="CharStyle8"><text:span text:style-name="T5"/></text:span></text:p>
        <text:p text:style-name="P21"><text:span text:style-name="CharStyle8"><text:span text:style-name="T5">Večerné slnko Váh farbí dož</text:span></text:span><text:span text:style-name="CharStyle8"><text:span text:style-name="T8">l</text:span></text:span><text:span text:style-name="CharStyle8"><text:span text:style-name="T5">t</text:span></text:span><text:span text:style-name="CharStyle8"><text:span text:style-name="T8">a</text:span></text:span><text:span text:style-name="CharStyle8"><text:span text:style-name="T5">,</text:span></text:span></text:p>
        <text:p text:style-name="P21"><text:span text:style-name="CharStyle8"><text:span text:style-name="T5">vlnka sa s vlnkou ihrušká.</text:span></text:span></text:p>
        <text:p text:style-name="P17"><text:span text:style-name="CharStyle8"><text:span text:style-name="T5">Už si sa dostal, zbojníček, do puta —</text:span></text:span></text:p>
        <text:p text:style-name="P21"><text:span text:style-name="CharStyle8"><text:span text:style-name="T5">tam tvoja zlatá vôľuška!</text:span></text:span></text:p>
        <text:p text:style-name="P14"><text:span text:style-name="CharStyle8"><text:span text:style-name="T5"/></text:span></text:p>
        <text:p text:style-name="P21"><text:span text:style-name="CharStyle8"><text:span text:style-name="T5">Strapatou hlavou už nevrazíš do skál,</text:span></text:span></text:p>
        <text:p text:style-name="P21"><text:span text:style-name="CharStyle8"><text:span text:style-name="T5">chrbát si vystrie rovná hať.</text:span></text:span></text:p>
        <text:p text:style-name="P17"><text:span text:style-name="CharStyle8"><text:span text:style-name="T5">Preto si, zbojníček, do pút sa dostal,</text:span></text:span></text:p>
        <text:p text:style-name="P21"><text:span text:style-name="CharStyle8"><text:span text:style-name="T5">že si tam zbíjal, kdes’ mal dať!</text:span></text:span></text:p>
        <text:p text:style-name="P14"><text:span text:style-name="CharStyle8"><text:span text:style-name="T5"/></text:span></text:p>
        <text:p text:style-name="P21"><text:span text:style-name="CharStyle8"><text:span text:style-name="T5">Z bujného tátoša stal sa koníček.</text:span></text:span></text:p>
        <text:p text:style-name="P21"><text:soft-page-break/><text:span text:style-name="CharStyle8"><text:span text:style-name="T5">Idú ťa, idú zapriahať!</text:span></text:span></text:p>
        <text:p text:style-name="P17"><text:span text:style-name="CharStyle8"><text:span text:style-name="T5">Už si sa do puta dostal, zbojníček,</text:span></text:span></text:p>
        <text:p text:style-name="P21"><text:span text:style-name="CharStyle8"><text:span text:style-name="T5">osedlala ťa naša mlaď.</text:span></text:span></text:p>
        <text:p text:style-name="P14"><text:span text:style-name="CharStyle8"><text:span text:style-name="T5"/></text:span></text:p>
        <text:p text:style-name="P18"><text:span text:style-name="CharStyle8"><text:span text:style-name="T5">To ona, zbojníček, mladá jej sila,</text:span></text:span></text:p>
        <text:p text:style-name="P17"><text:span text:style-name="CharStyle8"><text:span text:style-name="T5">stavala tok tvoj zajtrajší,</text:span></text:span></text:p>
        <text:p text:style-name="P21"><text:span text:style-name="CharStyle8"><text:span text:style-name="T5">aj múry velebné priehrady zdvihla,</text:span></text:span></text:p>
        <text:p text:style-name="P21"><text:span text:style-name="CharStyle8"><text:span text:style-name="T5">víťazstva oblúk najkrajší!</text:span></text:span></text:p>
        <text:p text:style-name="P14"><text:span text:style-name="CharStyle8"><text:span text:style-name="T5"/></text:span></text:p>
        <text:p text:style-name="P18"><text:span text:style-name="CharStyle8"><text:span text:style-name="T5">Oj, Váh môj, priateľ spurný a divoký,</text:span></text:span></text:p>
        <text:p text:style-name="P14"><text:span text:style-name="CharStyle8"><text:span text:style-name="T5">nekyp a zlosťou nebúr sa už!</text:span></text:span></text:p>
        <text:p text:style-name="P14"><text:span text:style-name="CharStyle8"><text:span text:style-name="T5">Bols’ mojej vlasti postrachom po roky,</text:span></text:span></text:p>
        <text:p text:style-name="P14"><text:span text:style-name="CharStyle8"><text:span text:style-name="T5">odteraz, Váh môj, verne jej slúž!</text:span></text:span></text:p>
        <text:p text:style-name="P7"><text:span text:style-name="CharStyle17"><text:span text:style-name="T5"/></text:span></text:p>
        <text:p text:style-name="P12"><text:span text:style-name="CharStyle17"><text:span text:style-name="T5">Odtiahly bagre aj štíhle žeriavy,</text:span></text:span></text:p>
        <text:p text:style-name="P12"><text:span text:style-name="CharStyle17"><text:span text:style-name="T5">utíchla robota človeka —</text:span></text:span></text:p>
        <text:p text:style-name="P17"><text:span text:style-name="CharStyle8"><text:span text:style-name="T5">len voda Váhu</text:span></text:span><text:span text:style-name="CharStyle8"><text:span text:style-name="T1"> </text:span></text:span><text:span text:style-name="CharStyle8"><text:span text:style-name="T5">s hukotom mumlavým</text:span></text:span></text:p>
        <text:p text:style-name="P21"><text:span text:style-name="CharStyle8"><text:span text:style-name="T5">poslušne priteká — odteká.</text:span></text:span></text:p>
        <text:p text:style-name="P14"><text:span text:style-name="CharStyle8"><text:span text:style-name="T5"/></text:span></text:p>
        <text:p text:style-name="P21"><text:span text:style-name="CharStyle8"><text:span text:style-name="T5">A prišla chvíľa slávnostná, veľká:</text:span></text:span></text:p>
        <text:p text:style-name="P21"><text:span text:style-name="CharStyle8"><text:span text:style-name="T5">turbíny voda pohnala</text:span></text:span></text:p>
        <text:p text:style-name="P21"><text:span text:style-name="CharStyle8"><text:span text:style-name="T5">a skrytá sila, mať-živiteľka,</text:span></text:span></text:p>
        <text:p text:style-name="P21"><text:span text:style-name="CharStyle8"><text:span text:style-name="T5">po drôtoch vzlietla do diaľav.</text:span></text:span></text:p>
        <text:p text:style-name="P4"><text:span text:style-name="CharStyle14"><text:span text:style-name="T5"/></text:span></text:p>
        <text:p text:style-name="P4"><text:span text:style-name="CharStyle15"><text:span text:style-name="T5">10</text:span></text:span></text:p>
        <text:p text:style-name="P14"><text:span text:style-name="CharStyle8"><text:span text:style-name="T5"/></text:span></text:p>
        <text:p text:style-name="P21"><text:span text:style-name="CharStyle8"><text:span text:style-name="T5">Ty moje rodné Slovensko,</text:span></text:span></text:p>
        <text:p text:style-name="P21"><text:span text:style-name="CharStyle8"><text:span text:style-name="T5">dnes plné plánov, veľkých snáh,</text:span></text:span></text:p>
        <text:p text:style-name="P21"><text:soft-page-break/><text:span text:style-name="CharStyle8"><text:span text:style-name="T5">zajtra — bežiace koliesko</text:span></text:span></text:p>
        <text:p text:style-name="P21"><text:span text:style-name="CharStyle8"><text:span text:style-name="T5">v zázračných sveta hodinách!</text:span></text:span></text:p>
        <text:p text:style-name="P14"><text:span text:style-name="CharStyle8"><text:span text:style-name="T5"/></text:span></text:p>
        <text:p text:style-name="P21"><text:span text:style-name="CharStyle8"><text:span text:style-name="T5">Ty Váh môj, večné dynamo,</text:span></text:span></text:p>
        <text:p text:style-name="P21"><text:span text:style-name="CharStyle8"><text:span text:style-name="T5">zdroj svetla, tepla, hybných síl!</text:span></text:span></text:p>
        <text:p text:style-name="P21"><text:span text:style-name="CharStyle8"><text:span text:style-name="T5">Jak si sa v tempe omamnom</text:span></text:span></text:p>
        <text:p text:style-name="P21"><text:span text:style-name="CharStyle8"><text:span text:style-name="T5">zo zhubcu v tvorcu premenil!</text:span></text:span></text:p>
        <text:p text:style-name="P14"><text:span text:style-name="CharStyle8"><text:span text:style-name="T5"/></text:span></text:p>
        <text:p text:style-name="P21"><text:span text:style-name="CharStyle8"><text:span text:style-name="T5">Železníc kolá roztáčaš,</text:span></text:span></text:p>
        <text:p text:style-name="P21"><text:span text:style-name="CharStyle8"><text:span text:style-name="T5">napájaš fabrík hustú sieť:</text:span></text:span></text:p>
        <text:p text:style-name="P21"><text:span text:style-name="CharStyle8"><text:span text:style-name="T5">už nikdy, nikdy dorast náš</text:span></text:span></text:p>
        <text:p text:style-name="P21"><text:span text:style-name="CharStyle8"><text:span text:style-name="T5">nepôjde cudzím zdarma drieť!</text:span></text:span></text:p>
        <text:p text:style-name="P18"><text:span text:style-name="CharStyle8"><text:span text:style-name="T5"/></text:span></text:p>
        <text:p text:style-name="P21"><text:span text:style-name="CharStyle8"><text:span text:style-name="T5">Povodne brehom nehrozia,</text:span></text:span></text:p>
        <text:p text:style-name="P21"><text:span text:style-name="CharStyle8"><text:span text:style-name="T5">družstvá sa stelú v šír a diaľ…</text:span></text:span></text:p>
        <text:p text:style-name="P21"><text:span text:style-name="CharStyle8"><text:span text:style-name="T5">Pltník sa zmenil v matróza</text:span></text:span></text:p>
        <text:p text:style-name="P21"><text:span text:style-name="CharStyle8"><text:span text:style-name="T5">a plte parník vystriedal.</text:span></text:span></text:p>
        <text:p text:style-name="P14"><text:span text:style-name="CharStyle8"><text:span text:style-name="T5"/></text:span></text:p>
        <text:p text:style-name="P21"><text:span text:style-name="CharStyle8"><text:span text:style-name="T5">Nad tebou, Váh môj prelestný,</text:span></text:span></text:p>
        <text:p text:style-name="P21"><text:span text:style-name="CharStyle8"><text:span text:style-name="T5">na časy otcov spomínam.</text:span></text:span></text:p>
        <text:p text:style-name="P21"><text:span text:style-name="CharStyle8"><text:span text:style-name="T5">Skutkom sa st</text:span></text:span><text:span text:style-name="CharStyle8"><text:span text:style-name="T4">a</text:span></text:span><text:span text:style-name="CharStyle8"><text:span text:style-name="T5">ly smelé sny:</text:span></text:span></text:p>
        <text:p text:style-name="P21"><text:span text:style-name="CharStyle8"><text:span text:style-name="T5">rozkvitá drahá otčina!</text:span></text:span></text:p>
        <text:p text:style-name="P14"><text:span text:style-name="CharStyle14"><text:span text:style-name="T5"/></text:span></text:p>
        <text:p text:style-name="P4"><text:span text:style-name="CharStyle15"><text:span text:style-name="T5">11</text:span></text:span></text:p>
        <text:p text:style-name="P14"><text:span text:style-name="CharStyle8"><text:span text:style-name="T5"/></text:span></text:p>
        <text:p text:style-name="P21"><text:span text:style-name="CharStyle8"><text:span text:style-name="T5">S vodou Váhu odplávaly</text:span></text:span></text:p>
        <text:p text:style-name="P21"><text:span text:style-name="CharStyle8"><text:span text:style-name="T5">ďalšie roky veľkých zmien</text:span></text:span></text:p>
        <text:p text:style-name="P21"><text:span text:style-name="CharStyle8"><text:span text:style-name="T5">a Janko, náš starý známy,</text:span></text:span></text:p>
        <text:p text:style-name="P21"><text:soft-page-break/><text:span text:style-name="CharStyle8"><text:span text:style-name="T5">toľko sedel nad knihami,</text:span></text:span></text:p>
        <text:p text:style-name="P21"><text:span text:style-name="CharStyle8"><text:span text:style-name="T5">až sa splnil jeho sen.</text:span></text:span></text:p>
        <text:p text:style-name="P14"><text:span text:style-name="CharStyle8"><text:span text:style-name="T5"/></text:span></text:p>
        <text:p text:style-name="P18"><text:span text:style-name="CharStyle8"><text:span text:style-name="T5">Je inžinier elektrárne.</text:span></text:span></text:p>
        <text:p text:style-name="P17"><text:span text:style-name="CharStyle8"><text:span text:style-name="T5">Váh mu hučí celé dni,</text:span></text:span></text:p>
        <text:p text:style-name="P21"><text:span text:style-name="CharStyle8"><text:span text:style-name="T5">jak sa v prúde práce tuhom</text:span></text:span></text:p>
        <text:p text:style-name="P21"><text:span text:style-name="CharStyle8"><text:span text:style-name="T5">naučil by</text:span></text:span><text:span text:style-name="CharStyle8"><text:span text:style-name="T1">ť</text:span></text:span><text:span text:style-name="CharStyle8"><text:span text:style-name="T5"> dobrým sluhom —</text:span></text:span></text:p>
        <text:p text:style-name="P21"><text:span text:style-name="CharStyle8"><text:span text:style-name="T5">a aký bol nehodný.</text:span></text:span></text:p>
        <text:p text:style-name="P14"><text:span text:style-name="CharStyle8"><text:span text:style-name="T5"/></text:span></text:p>
        <text:p text:style-name="P21"><text:span text:style-name="CharStyle8"><text:span text:style-name="T5">Janko s hrádze na Váh hľadí,</text:span></text:span></text:p>
        <text:p text:style-name="P21"><text:span text:style-name="CharStyle8"><text:span text:style-name="T5">v spomienkach mu žiari tvár:</text:span></text:span></text:p>
        <text:p text:style-name="P21"><text:span text:style-name="CharStyle8"><text:span text:style-name="T5">— Oj, boly to slávne časy,</text:span></text:span></text:p>
        <text:p text:style-name="P21"><text:span text:style-name="CharStyle8"><text:span text:style-name="T5">keď pred čatou slovo dal si</text:span></text:span></text:p>
        <text:p text:style-name="P21"><text:span text:style-name="CharStyle8"><text:span text:style-name="T5">stať sa prvý kesonár.</text:span></text:span></text:p>
        <text:p text:style-name="P14"><text:span text:style-name="CharStyle8"><text:span text:style-name="T5"/></text:span></text:p>
        <text:p text:style-name="P21"><text:span text:style-name="CharStyle8"><text:span text:style-name="T5">A v ušiach mu znova zaznel</text:span></text:span></text:p>
        <text:p text:style-name="P21"><text:span text:style-name="CharStyle8"><text:span text:style-name="T5">spev bagrov a miešačiek…</text:span></text:span></text:p>
        <text:p text:style-name="P21"><text:span text:style-name="CharStyle8"><text:span text:style-name="T5">Veru také melódie</text:span></text:span></text:p>
        <text:p text:style-name="P21"><text:span text:style-name="CharStyle8"><text:span text:style-name="T5">nepočul Váh, ako žije!</text:span></text:span></text:p>
        <text:p text:style-name="P21"><text:span text:style-name="CharStyle8"><text:span text:style-name="T5">A to je už krásny vek!</text:span></text:span></text:p>
        <text:p text:style-name="P13"><text:span text:style-name="CharStyle14"><text:span text:style-name="T5"/></text:span></text:p>
        <text:p text:style-name="P17"><text:span text:style-name="CharStyle8"><text:span text:style-name="T5">Vtom rušeň sťa labuť</text:span></text:span></text:p>
        <text:p text:style-name="P21"><text:span text:style-name="CharStyle8"><text:span text:style-name="T5">čierna veselo sa rúti vpred.</text:span></text:span></text:p>
        <text:p text:style-name="P17"><text:span text:style-name="CharStyle8"><text:span text:style-name="T5">V oknách vlaku mladá chasa</text:span></text:span></text:p>
        <text:p text:style-name="P21"><text:span text:style-name="CharStyle8"><text:span text:style-name="T5">kýva, kričí, usmieva sa —</text:span></text:span></text:p>
        <text:p text:style-name="P21"><text:span text:style-name="CharStyle8"><text:span text:style-name="T5">ide do hôr na výlet.</text:span></text:span></text:p>
        <text:p text:style-name="P14"><text:span text:style-name="CharStyle8"><text:span text:style-name="T5"/></text:span></text:p>
        <text:p text:style-name="P21"><text:span text:style-name="CharStyle8"><text:span text:style-name="T5">Letia — zmiznú. A Jankovi</text:span></text:span></text:p>
        <text:p text:style-name="P21"><text:soft-page-break/><text:span text:style-name="CharStyle8"><text:span text:style-name="T5">zahrá úsmev na perác</text:span></text:span><text:span text:style-name="CharStyle8"><text:span text:style-name="T1">h</text:span></text:span><text:span text:style-name="CharStyle8"><text:span text:style-name="T5">...</text:span></text:span></text:p>
        <text:p text:style-name="P17"><text:span text:style-name="CharStyle8"><text:span text:style-name="T5">Ve</text:span></text:span><text:span text:style-name="CharStyle8"><text:span text:style-name="T8">ľ</text:span></text:span><text:span text:style-name="CharStyle8"><text:span text:style-name="T5">ké dielo dovŕšené:</text:span></text:span></text:p>
        <text:p text:style-name="P21"><text:span text:style-name="CharStyle8"><text:span text:style-name="T4">hľ</text:span></text:span><text:span text:style-name="CharStyle8"><text:span text:style-name="T5">a, ten vlak — i všetko ženie,</text:span></text:span></text:p>
        <text:p text:style-name="P21"><text:span text:style-name="CharStyle8"><text:span text:style-name="T5">milovaný otec Váh.</text:span></text:span></text:p>
        <text:p text:style-name="P14"><text:span text:style-name="CharStyle8"><text:span text:style-name="T5"/></text:span></text:p>
        <text:p text:style-name="P21"><text:span text:style-name="CharStyle8"><text:span text:style-name="T5">I precítil vďačným srdcom</text:span></text:span></text:p>
        <text:p text:style-name="P21"><text:span text:style-name="CharStyle8"><text:span text:style-name="T5">pravdu starú, odvekú,</text:span></text:span></text:p>
        <text:p text:style-name="P21"><text:span text:style-name="CharStyle8"><text:span text:style-name="T5">že nebolo väčšej slávy</text:span></text:span></text:p>
        <text:p text:style-name="P21"><text:span text:style-name="CharStyle8"><text:span text:style-name="T5">ako v mieri domov pravý</text:span></text:span></text:p>
        <text:p text:style-name="P21"><text:span text:style-name="CharStyle8"><text:span text:style-name="T5">dať budovať človeku.</text:span></text:span></text:p>
        <text:p text:style-name="P4"><text:span text:style-name="CharStyle15"><text:span text:style-name="T5"/></text:span></text:p>
        <text:p text:style-name="P5"><text:span text:style-name="CharStyle15"><text:span text:style-name="T5">12</text:span></text:span></text:p>
        <text:p text:style-name="P14"><text:span text:style-name="CharStyle8"><text:span text:style-name="T5"/></text:span></text:p>
        <text:p text:style-name="P21"><text:span text:style-name="CharStyle8"><text:span text:style-name="T5">Oj, ty Váh môj, otec rodný,</text:span></text:span></text:p>
        <text:p text:style-name="P21"><text:span text:style-name="CharStyle8"><text:span text:style-name="T5">aké deje videl si!</text:span></text:span></text:p>
        <text:p text:style-name="P17"><text:span text:style-name="CharStyle8"><text:span text:style-name="T5">Veky tiahly, niesly zmeny,</text:span></text:span></text:p>
        <text:p text:style-name="P21"><text:span text:style-name="CharStyle8"><text:span text:style-name="T5">a tys’ ničím nevzrušený</text:span></text:span></text:p>
        <text:p text:style-name="P21"><text:span text:style-name="CharStyle8"><text:span text:style-name="T5">rovnako bil v útesy.</text:span></text:span></text:p>
        <text:p text:style-name="P14"><text:span text:style-name="CharStyle8"><text:span text:style-name="T5"/></text:span></text:p>
        <text:p text:style-name="P18"><text:span text:style-name="CharStyle8"><text:span text:style-name="T5">Hu</text:span></text:span><text:span text:style-name="CharStyle8"><text:span text:style-name="T4">ľ</text:span></text:span><text:span text:style-name="CharStyle8"><text:span text:style-name="T5">ali tu veľkí páni, kniežatá i vazali.</text:span></text:span></text:p>
        <text:p text:style-name="P17"><text:span text:style-name="CharStyle8"><text:span text:style-name="T5">Ich hrady sťa hniezda orlie</text:span></text:span></text:p>
        <text:p text:style-name="P21"><text:span text:style-name="CharStyle8"><text:span text:style-name="T5">dv</text:span></text:span><text:span text:style-name="CharStyle8"><text:span text:style-name="T1">í</text:span></text:span><text:span text:style-name="CharStyle8"><text:span text:style-name="T5">haly sa nad okolie</text:span></text:span></text:p>
        <text:p text:style-name="P21"><text:span text:style-name="CharStyle8"><text:span text:style-name="T5">a </text:span></text:span><text:span text:style-name="CharStyle8"><text:span text:style-name="T1">ľ</text:span></text:span><text:span text:style-name="CharStyle8"><text:span text:style-name="T5">ud v d</text:span></text:span><text:span text:style-name="CharStyle8"><text:span text:style-name="T1">ra</text:span></text:span><text:span text:style-name="CharStyle8"><text:span text:style-name="T5">poch svierali.</text:span></text:span></text:p>
        <text:p text:style-name="P18"><text:span text:style-name="CharStyle8"><text:span text:style-name="T5"/></text:span></text:p>
        <text:p text:style-name="P17"><text:span text:style-name="CharStyle8"><text:span text:style-name="T5">Neskôr z hradov do kúrií</text:span></text:span></text:p>
        <text:p text:style-name="P21"><text:span text:style-name="CharStyle8"><text:span text:style-name="T5">sišli ešte krutejší.</text:span></text:span></text:p>
        <text:p text:style-name="P17"><text:span text:style-name="CharStyle8"><text:span text:style-name="T5">Veď, Váh, neraz počul si ty,</text:span></text:span></text:p>
        <text:p text:style-name="P21"><text:span text:style-name="CharStyle8"><text:span text:style-name="T5">ako ľud môj kričal bitý</text:span></text:span></text:p>
        <text:p text:style-name="P21"><text:soft-page-break/><text:span text:style-name="CharStyle8"><text:span text:style-name="T5">na poddanskom dereši.</text:span></text:span></text:p>
        <text:p text:style-name="P18"><text:span text:style-name="CharStyle8"><text:span text:style-name="T5"/></text:span></text:p>
        <text:p text:style-name="P21"><text:span text:style-name="CharStyle8"><text:span text:style-name="T5">A čo jeden tyran pošiel,</text:span></text:span></text:p>
        <text:p text:style-name="P21"><text:span text:style-name="CharStyle8"><text:span text:style-name="T5">už aj nový zavítal.</text:span></text:span></text:p>
        <text:p text:style-name="P17"><text:span text:style-name="CharStyle8"><text:span text:style-name="T5">Zmizlo „panskô</text:span></text:span><text:span text:style-name="CharStyle8"><text:span text:style-name="T1">“</text:span></text:span><text:span text:style-name="CharStyle8"><text:span text:style-name="T5">, dereš, klada,</text:span></text:span></text:p>
        <text:p text:style-name="P21"><text:span text:style-name="CharStyle8"><text:span text:style-name="T5">a ľud zas len drel a strádal,</text:span></text:span></text:p>
        <text:p text:style-name="P21"><text:span text:style-name="CharStyle8"><text:span text:style-name="T5">krk mu svieral kapitál.</text:span></text:span></text:p>
        <text:p text:style-name="P18"><text:span text:style-name="CharStyle8"><text:span text:style-name="T5"/></text:span></text:p>
        <text:p text:style-name="P21"><text:span text:style-name="CharStyle8"><text:span text:style-name="T5">O všetko vždy oberaný</text:span></text:span></text:p>
        <text:p text:style-name="P21"><text:span text:style-name="CharStyle8"><text:span text:style-name="T5">bezmocný tu veky ži</text:span></text:span><text:span text:style-name="CharStyle8"><text:span text:style-name="T1">l</text:span></text:span><text:span text:style-name="CharStyle8"><text:span text:style-name="T5">...</text:span></text:span></text:p>
        <text:p text:style-name="P17"><text:span text:style-name="CharStyle8"><text:span text:style-name="T5">A ty, Váh, tiež zlý si býval:</text:span></text:span></text:p>
        <text:p text:style-name="P21"><text:span text:style-name="CharStyle8"><text:span text:style-name="T5">vždy tvoj zhubný vodný príval</text:span></text:span></text:p>
        <text:p text:style-name="P21"><text:span text:style-name="CharStyle8"><text:span text:style-name="T5">najviac jemu ublížil.</text:span></text:span></text:p>
        <text:p text:style-name="P14"><text:span text:style-name="CharStyle8"><text:span text:style-name="T5"/></text:span></text:p>
        <text:p text:style-name="P18"><text:span text:style-name="CharStyle8"><text:span text:style-name="T5">A dnes? — Strečno, Trenčín, Beckov</text:span></text:span></text:p>
        <text:p text:style-name="P17"><text:span text:style-name="CharStyle8"><text:span text:style-name="T5">vrany majú za sídla…</text:span></text:span></text:p>
        <text:p text:style-name="P21"><text:span text:style-name="CharStyle8"><text:span text:style-name="T5">Tá moc všetka v rumoch </text:span></text:span><text:span text:style-name="CharStyle8"><text:span text:style-name="T8">leží,</text:span></text:span></text:p>
        <text:p text:style-name="P21"><text:span text:style-name="CharStyle8"><text:span text:style-name="T5">len ich noví páni z veží</text:span></text:span></text:p>
        <text:p text:style-name="P21"><text:span text:style-name="CharStyle8"><text:span text:style-name="T1">kv</text:span></text:span><text:span text:style-name="CharStyle8"><text:span text:style-name="T5">áču ako strašidlá.</text:span></text:span></text:p>
        <text:p text:style-name="P7"><text:span text:style-name="CharStyle8"><text:span text:style-name="T5"/></text:span></text:p>
        <text:p text:style-name="P17"><text:span text:style-name="CharStyle8"><text:span text:style-name="T5">I kúrie spustly. Pošli</text:span></text:span></text:p>
        <text:p text:style-name="P21"><text:span text:style-name="CharStyle8"><text:span text:style-name="T5">tová</text:span></text:span><text:span text:style-name="CharStyle8"><text:span text:style-name="T8">rn</text:span></text:span><text:span text:style-name="CharStyle8"><text:span text:style-name="T5">ici, bankári.</text:span></text:span></text:p>
        <text:p text:style-name="P17"><text:span text:style-name="CharStyle8"><text:span text:style-name="T5">Ale ľud môj, sebe verný,</text:span></text:span></text:p>
        <text:p text:style-name="P21"><text:span text:style-name="CharStyle8"><text:span text:style-name="T5">víťazný i nesmrteľný</text:span></text:span></text:p>
        <text:p text:style-name="P21"><text:span text:style-name="CharStyle8"><text:span text:style-name="T5">bezpečne tu šafári.</text:span></text:span></text:p>
        <text:p text:style-name="P14"><text:span text:style-name="CharStyle14"><text:span text:style-name="T5"/></text:span></text:p>
        <text:p text:style-name="P25"><text:span text:style-name="CharStyle8"><text:span text:style-name="T5">Teč, vodička nekonečná,</text:span></text:span></text:p>
        <text:p text:style-name="P28"><text:span text:style-name="CharStyle8"><text:span text:style-name="T5">silou napoj hustú sieť!</text:span></text:span></text:p>
        <text:p text:style-name="P17"><text:soft-page-break/><text:span text:style-name="CharStyle8"><text:span text:style-name="T5">V jasnom svetle tvojho prúdu</text:span></text:span></text:p>
        <text:p text:style-name="P21"><text:span text:style-name="CharStyle8"><text:span text:style-name="T5">deti žiť sa učiť budú.</text:span></text:span></text:p>
        <text:p text:style-name="P14"><text:span text:style-name="CharStyle8"><text:span text:style-name="T5">Preto v každej chatke svieť!</text:span></text:span></text:p>
        <text:p text:style-name="P14"><text:span text:style-name="CharStyle8"><text:span text:style-name="T5"/></text:span></text:p>
        <text:p text:style-name="P21"><text:span text:style-name="CharStyle8"><text:span text:style-name="T5">Stavba hrdo pnie sa k nebu</text:span></text:span></text:p>
        <text:p text:style-name="P21"><text:span text:style-name="CharStyle8"><text:span text:style-name="T5">a ja hľadím bez slova</text:span></text:span><text:span text:style-name="CharStyle8"><text:span text:style-name="T1">,</text:span></text:span></text:p>
        <text:p text:style-name="P21"><text:span text:style-name="CharStyle8"><text:span text:style-name="T5">j</text:span></text:span><text:span text:style-name="CharStyle8"><text:span text:style-name="T1">a</text:span></text:span><text:span text:style-name="CharStyle8"><text:span text:style-name="T5">k</text:span></text:span><text:span text:style-name="CharStyle8"><text:span text:style-name="T1"> </text:span></text:span><text:span text:style-name="CharStyle8"><text:span text:style-name="T5">nám v pevných brehoch plynie</text:span></text:span></text:p>
        <text:p text:style-name="P21"><text:span text:style-name="CharStyle8"><text:span text:style-name="T5">po radostnej domovine</text:span></text:span></text:p>
        <text:p text:style-name="P14"><text:span text:style-name="CharStyle8"><text:span text:style-name="T5">Váh náš — šnúra perlová.</text:span></text:span></text:p>
        <text:p text:style-name="P4"><text:span text:style-name="CharStyle26"><text:span text:style-name="T5"/>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icrosoft Sans Serif" svg:font-family="'Microsoft Sans Serif'"/>
    <style:font-face style:name="Arial" svg:font-family="Ari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color="#000000" style:text-position="0% 100%" style:font-name="Microsoft Sans Serif" fo:font-size="12pt" fo:letter-spacing="normal" fo:language="sk" fo:country="SK" style:font-name-asian="Microsoft Sans Serif" style:font-size-asian="12pt" style:language-asian="sk" style:country-asian="SK" style:font-name-complex="Microsoft Sans Serif" style:font-size-complex="12pt" style:language-complex="sk" style:country-complex="SK" style:text-scale="100%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text-autospace="ideograph-alpha" style:punctuation-wrap="hanging" style:line-break="strict" style:writing-mode="page">
        <style:background-image/>
      </style:paragraph-properties>
      <style:text-properties fo:color="#000000" style:text-position="0% 100%" style:font-name="Microsoft Sans Serif" fo:font-size="12pt" fo:letter-spacing="normal" fo:language="sk" fo:country="SK" style:font-name-asian="Microsoft Sans Serif" style:font-size-asian="12pt" style:language-asian="sk" style:country-asian="SK" style:font-name-complex="Microsoft Sans Serif" style:font-size-complex="12pt" style:language-complex="sk" style:country-complex="SK" style:text-scale="100%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Základný_20_text_20__28_5_29_" style:display-name="Základný text (5)" style:family="paragraph" style:master-page-name="">
      <loext:graphic-properties draw:fill="none" draw:fill-color="#729fcf"/>
      <style:paragraph-properties style:page-number="auto" fo:background-color="transparent"/>
    </style:style>
    <style:style style:name="Základný_20_text_20__28_6_29_" style:display-name="Základný text (6)" style:family="paragraph" style:master-page-name="">
      <loext:graphic-properties draw:fill="none" draw:fill-color="#729fcf"/>
      <style:paragraph-properties fo:text-align="end" style:justify-single-word="false" style:page-number="auto" fo:background-color="transparent"/>
    </style:style>
    <style:style style:name="Základný_20_text_20__28_2_29_" style:display-name="Základný text (2)" style:family="paragraph" style:master-page-name="">
      <loext:graphic-properties draw:fill="none" draw:fill-color="#729fcf"/>
      <style:paragraph-properties style:page-number="auto" fo:background-color="transparent"/>
    </style:style>
    <style:style style:name="Hlavička_20_alebo_20_päta_20__28_2_29_" style:display-name="Hlavička alebo päta (2)" style:family="paragraph" style:master-page-name="">
      <loext:graphic-properties draw:fill="none" draw:fill-color="#729fcf"/>
      <style:paragraph-properties style:page-number="auto" fo:background-color="transparent"/>
    </style:style>
    <style:style style:name="Hlavička_20_alebo_20_päta" style:display-name="Hlavička alebo päta" style:family="paragraph" style:master-page-name="">
      <loext:graphic-properties draw:fill="none" draw:fill-color="#729fcf"/>
      <style:paragraph-properties style:page-number="auto" fo:background-color="transparent"/>
    </style:style>
    <style:style style:name="Názov_20_obrázka" style:display-name="Názov obrázka" style:family="paragraph" style:master-page-name="">
      <loext:graphic-properties draw:fill="none" draw:fill-color="#729fcf"/>
      <style:paragraph-properties style:page-number="auto" fo:background-color="transparent"/>
    </style:style>
    <style:style style:name="Iné" style:family="paragraph" style:master-page-name="">
      <loext:graphic-properties draw:fill="none" draw:fill-color="#729fcf"/>
      <style:paragraph-properties style:page-number="auto" fo:background-color="transparent"/>
    </style:style>
    <style:style style:name="Základný_20_text_20__28_4_29_" style:display-name="Základný text (4)" style:family="paragraph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kladný_20_text_20__28_3_29_" style:display-name="Základný text (3)" style:family="paragraph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FontStyle" style:family="text">
      <style:text-properties fo:color="#000000" style:text-position="0% 100%" style:font-name="Microsoft Sans Serif" fo:font-family="'Microsoft Sans Serif'" fo:font-size="12pt" fo:letter-spacing="normal" fo:language="sk" fo:country="SK" style:font-name-asian="Microsoft Sans Serif" style:font-family-asian="'Microsoft Sans Serif'" style:font-size-asian="12pt" style:language-asian="sk" style:country-asian="SK" style:font-name-complex="Microsoft Sans Serif" style:font-family-complex="'Microsoft Sans Serif'" style:font-size-complex="12pt" style:language-complex="sk" style:country-complex="SK" style:text-scale="100%"/>
    </style:style>
    <style:style style:name="Hyperlink" style:family="text" style:parent-style-name="DefaultFontStyle">
      <style:text-properties fo:color="#0066cc" style:text-underline-style="solid" style:text-underline-width="auto" style:text-underline-color="font-color"/>
    </style:style>
    <style:style style:name="CharStyle4" style:family="text" style:parent-style-name="DefaultFontStyle"/>
    <style:style style:name="CharStyle6" style:family="text" style:parent-style-name="DefaultFontStyle"/>
    <style:style style:name="CharStyle8" style:family="text" style:parent-style-name="DefaultFontStyle"/>
    <style:style style:name="CharStyle9" style:family="text" style:parent-style-name="CharStyle8">
      <style:text-properties fo:color="#000000" fo:language="sk" fo:country="SK" style:language-asian="sk" style:country-asian="SK" style:language-complex="sk" style:country-complex="SK"/>
    </style:style>
    <style:style style:name="CharStyle11" style:family="text" style:parent-style-name="DefaultFontStyle"/>
    <style:style style:name="CharStyle12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14" style:family="text" style:parent-style-name="DefaultFontStyle"/>
    <style:style style:name="CharStyle15" style:family="text" style:parent-style-name="CharStyle14">
      <style:text-properties fo:color="#000000" fo:language="sk" fo:country="SK" style:language-asian="sk" style:country-asian="SK" style:language-complex="sk" style:country-complex="SK"/>
    </style:style>
    <style:style style:name="CharStyle17" style:family="text" style:parent-style-name="DefaultFontStyle"/>
    <style:style style:name="CharStyle18" style:family="text" style:parent-style-name="CharStyle17">
      <style:text-properties fo:color="#000000" fo:language="sk" fo:country="SK" style:language-asian="sk" style:country-asian="SK" style:language-complex="sk" style:country-complex="SK"/>
    </style:style>
    <style:style style:name="CharStyle19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21" style:family="text" style:parent-style-name="DefaultFontStyle"/>
    <style:style style:name="CharStyle22" style:family="text" style:parent-style-name="CharStyle21">
      <style:text-properties fo:color="#000000" fo:language="sk" fo:country="SK" style:language-asian="sk" style:country-asian="SK" style:language-complex="sk" style:country-complex="SK"/>
    </style:style>
    <style:style style:name="CharStyle24" style:family="text" style:parent-style-name="DefaultFontStyle"/>
    <style:style style:name="CharStyle26" style:family="text" style:parent-style-name="DefaultFontStyle"/>
    <style:style style:name="CharStyle27" style:family="text" style:parent-style-name="CharStyle26">
      <style:text-properties fo:color="#000000" fo:language="sk" fo:country="SK" style:language-asian="sk" style:country-asian="SK" style:language-complex="sk" style:country-complex="SK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30.201cm" fo:page-height="21.745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cm"/>
      </style:header-style>
      <style:footer-style>
        <style:header-footer-properties fo:min-height="0.635cm" fo:margin-left="0cm" fo:margin-right="0cm" fo:margin-top="0.635cm"/>
      </style:footer-style>
    </style:page-layout>
  </office:automatic-styles>
  <office:master-styles>
    <style:master-page style:name="Standard" style:page-layout-name="Mpm1"/>
    <style:master-page style:name="PageStyle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Sminolta_c323100608340</dc:title>
    <dc:subject/>
    <meta:initial-creator/>
    <meta:keyword/>
    <dc:date>2023-10-06T11:00:17.124000000</dc:date>
    <meta:editing-duration>PT24M51S</meta:editing-duration>
    <meta:editing-cycles>3</meta:editing-cycles>
    <meta:generator>LibreOffice/6.3.1.2$Windows_x86 LibreOffice_project/b79626edf0065ac373bd1df5c28bd630b4424273</meta:generator>
    <meta:document-statistic meta:table-count="0" meta:image-count="0" meta:object-count="0" meta:page-count="17" meta:paragraph-count="371" meta:word-count="1646" meta:character-count="8842" meta:non-whitespace-character-count="7518"/>
  </office:meta>
</office:document-meta>
</file>